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043b0e"/>
    </style:style>
    <style:style style:name="P2" style:family="paragraph" style:parent-style-name="Text_20_body">
      <style:text-properties officeooo:paragraph-rsid="00043b0e"/>
    </style:style>
    <style:style style:name="P3" style:family="paragraph" style:parent-style-name="Heading_20_1">
      <style:paragraph-properties fo:text-align="center" style:justify-single-word="false"/>
      <style:text-properties officeooo:rsid="00043b0e" officeooo:paragraph-rsid="00043b0e"/>
    </style:style>
    <style:style style:name="P4" style:family="paragraph" style:parent-style-name="Heading_20_2">
      <style:text-properties officeooo:rsid="00043b0e" officeooo:paragraph-rsid="00043b0e"/>
    </style:style>
    <style:style style:name="P5" style:family="paragraph" style:parent-style-name="Heading_20_2">
      <style:text-properties officeooo:rsid="00071b73" officeooo:paragraph-rsid="00071b73"/>
    </style:style>
    <style:style style:name="P6" style:family="paragraph" style:parent-style-name="Heading_20_2">
      <style:text-properties officeooo:rsid="0009ca94" officeooo:paragraph-rsid="0009ca94"/>
    </style:style>
    <style:style style:name="P7" style:family="paragraph" style:parent-style-name="Text_20_body" style:list-style-name="L1">
      <style:text-properties officeooo:rsid="00071b73" officeooo:paragraph-rsid="0009ca94"/>
    </style:style>
    <style:style style:name="P8" style:family="paragraph" style:parent-style-name="Text_20_body" style:list-style-name="L2">
      <style:text-properties officeooo:rsid="00043b0e" officeooo:paragraph-rsid="0009ca94"/>
    </style:style>
    <style:style style:name="P9" style:family="paragraph" style:parent-style-name="Text_20_body" style:list-style-name="L3">
      <style:text-properties officeooo:rsid="0009ca94" officeooo:paragraph-rsid="0009ca94"/>
    </style:style>
    <style:style style:name="T1" style:family="text">
      <style:text-properties officeooo:rsid="00043b0e"/>
    </style:style>
    <style:style style:name="T2" style:family="text">
      <style:text-properties officeooo:rsid="00053129"/>
    </style:style>
    <style:style style:name="T3" style:family="text">
      <style:text-properties officeooo:rsid="0009ca9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Alibaba Performance Testing</text:h>
      <text:p text:style-name="P1"/>
      <text:h text:style-name="P4" text:outline-level="2">1. Introduction</text:h>
      <text:p text:style-name="P2">- <text:span text:style-name="T1">The purpose of this document is to organize and write down all the tests that we want to be executed on the Alibaba.com website. </text:span><text:span text:style-name="T2">In order to have a conclusion about wether the performance of Alibaba.com website is good or not, we need to compare it to another similar website. For that reason we will compare it with Amazon.</text:span><text:span text:style-name="T3">de</text:span><text:span text:style-name="T2">.</text:span></text:p>
      <text:h text:style-name="P5" text:outline-level="2">2. Home Page <text:span text:style-name="T3">Performance </text:span>Testing</text:h>
      <text:list xml:id="list2098347678" text:style-name="L1">
        <text:list-item>
          <text:p text:style-name="P7">Load Alibaba.com home page with 1 user <text:span text:style-name="T3">vs l</text:span>oad <text:span text:style-name="T3">Amazon.de</text:span> home page with 1 user.</text:p>
        </text:list-item>
        <text:list-item>
          <text:p text:style-name="P7">Load Alibaba.com home page with 10 users <text:span text:style-name="T1">simultaneously </text:span><text:span text:style-name="T3">vs l</text:span>oad <text:span text:style-name="T3">Amazon.de </text:span>home page with 10 users <text:span text:style-name="T1">simultaneously</text:span>.</text:p>
        </text:list-item>
        <text:list-item>
          <text:p text:style-name="P7">Load Alibaba.com home page with 100 users <text:span text:style-name="T1">simultaneously </text:span><text:span text:style-name="T3">vs l</text:span>oad <text:span text:style-name="T3">Amazon.de </text:span>home page with 100 users <text:span text:style-name="T1">simultaneously</text:span>.</text:p>
        </text:list-item>
        <text:list-item>
          <text:p text:style-name="P7">Load Alibaba.com home page with 10<text:span text:style-name="T3">0</text:span>0 users <text:span text:style-name="T1">simultaneously </text:span><text:span text:style-name="T3">vs l</text:span>oad <text:span text:style-name="T3">Amazon.de </text:span>home page with 100<text:span text:style-name="T3">0</text:span> users <text:span text:style-name="T1">simultaneously</text:span>.</text:p>
        </text:list-item>
      </text:list>
      <text:h text:style-name="P6" text:outline-level="2">3. Search Term Performance Testing</text:h>
      <text:list xml:id="list2515718935" text:style-name="L3">
        <text:list-item>
          <text:p text:style-name="P9">Search term “table” with 1 user in Alibaba.com vs search term “table” with 1 user in Amazon.de.</text:p>
        </text:list-item>
        <text:list-item>
          <text:p text:style-name="P9">Search term “table” with 10 users <text:span text:style-name="T1">simultaneously</text:span> in Alibaba.com vs search term “table” with 10 users in Amazon.de.</text:p>
        </text:list-item>
        <text:list-item>
          <text:p text:style-name="P9">Search term “table” with 100 users <text:s/><text:span text:style-name="T1">simultaneously </text:span>in Alibaba.com vs search term “table” with 100 users <text:span text:style-name="T1">simultaneously </text:span>in Amazon.de.</text:p>
        </text:list-item>
        <text:list-item>
          <text:p text:style-name="P9">Search term “table” with 1000 users <text:s/><text:span text:style-name="T1">simultaneously </text:span>in Alibaba.com vs search term “table” with 1000 users <text:span text:style-name="T1">simultaneously </text:span>in Amazon.de</text:p>
        </text:list-item>
      </text:list>
      <text:h text:style-name="P4" text:outline-level="2">2. Login <text:span text:style-name="T3">Performance </text:span>Testing </text:h>
      <text:list xml:id="list939617289" text:style-name="L2">
        <text:list-item>
          <text:p text:style-name="P8">Testing Alibaba.<text:span text:style-name="T3">com</text:span> login with 1 user <text:span text:style-name="T3">vs t</text:span>esting <text:span text:style-name="T3">Amazon</text:span>.<text:span text:style-name="T3">de </text:span>login with 1 user.</text:p>
        </text:list-item>
        <text:list-item>
          <text:p text:style-name="P8">Testing Alibaba.<text:span text:style-name="T3">com</text:span> login with 10 users simultaneously <text:span text:style-name="T3">vs t</text:span>esting <text:span text:style-name="T3">Amazon.de </text:span>login with 10 users simultaneously.</text:p>
        </text:list-item>
        <text:list-item>
          <text:p text:style-name="P8">Testing Alibaba.<text:span text:style-name="T3">com</text:span> login with 100 users simultaneously <text:span text:style-name="T3">vs t</text:span>esting <text:span text:style-name="T3">Amazon.de</text:span> login with 100 users simultaneously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Cantarell" style:font-size-asian="12pt" style:language-asian="zh" style:country-asian="CN" style:font-name-complex="Droid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Cantarell" style:font-size-asian="12pt" style:language-asian="zh" style:country-asian="CN" style:font-name-complex="Droid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08T11:24:34.536090012</dc:date>
    <meta:editing-duration>PT42M20S</meta:editing-duration>
    <meta:editing-cycles>3</meta:editing-cycles>
    <meta:generator>LibreOffice/7.1.5.2$Linux_X86_64 LibreOffice_project/10$Build-2</meta:generator>
    <meta:document-statistic meta:table-count="0" meta:image-count="0" meta:object-count="0" meta:page-count="1" meta:paragraph-count="17" meta:word-count="272" meta:character-count="1676" meta:non-whitespace-character-count="1429"/>
  </office:meta>
</office:document-meta>
</file>